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cm" svg:height="7cm" svg:x="4cm" svg:y="3.5cm">
          <text:p text:style-name="P1">TFT Nokia Navigator Display 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7cm" svg:y1="10.5cm" svg:x2="4.7cm" svg:y2="16.5cm">
          <text:p/>
        </draw:line>
        <draw:line draw:style-name="gr2" draw:text-style-name="P1" draw:layer="layout" svg:x1="5.5cm" svg:y1="10.5cm" svg:x2="5.5cm" svg:y2="16.5cm">
          <text:p/>
        </draw:line>
        <draw:line draw:style-name="gr2" draw:text-style-name="P1" draw:layer="layout" svg:x1="6.3cm" svg:y1="10.5cm" svg:x2="6.3cm" svg:y2="16.5cm">
          <text:p/>
        </draw:line>
        <draw:line draw:style-name="gr2" draw:text-style-name="P1" draw:layer="layout" svg:x1="7.1cm" svg:y1="10.5cm" svg:x2="7.1cm" svg:y2="16.5cm">
          <text:p/>
        </draw:line>
        <draw:line draw:style-name="gr2" draw:text-style-name="P1" draw:layer="layout" svg:x1="7.9cm" svg:y1="10.5cm" svg:x2="7.9cm" svg:y2="16.5cm">
          <text:p/>
        </draw:line>
        <draw:line draw:style-name="gr2" draw:text-style-name="P1" draw:layer="layout" svg:x1="8.7cm" svg:y1="10.5cm" svg:x2="8.7cm" svg:y2="16.5cm">
          <text:p/>
        </draw:line>
        <draw:line draw:style-name="gr2" draw:text-style-name="P1" draw:layer="layout" svg:x1="9.5cm" svg:y1="10.5cm" svg:x2="9.5cm" svg:y2="16.5cm">
          <text:p/>
        </draw:line>
        <draw:line draw:style-name="gr2" draw:text-style-name="P1" draw:layer="layout" svg:x1="10.3cm" svg:y1="10.5cm" svg:x2="10.3cm" svg:y2="16.5cm">
          <text:p/>
        </draw:line>
        <draw:line draw:style-name="gr2" draw:text-style-name="P1" draw:layer="layout" svg:x1="11.1cm" svg:y1="10.5cm" svg:x2="11.1cm" svg:y2="16.5cm">
          <text:p/>
        </draw:line>
        <draw:line draw:style-name="gr2" draw:text-style-name="P1" draw:layer="layout" svg:x1="11.9cm" svg:y1="10.5cm" svg:x2="11.9cm" svg:y2="16.5cm">
          <text:p/>
        </draw:line>
        <draw:line draw:style-name="gr2" draw:text-style-name="P1" draw:layer="layout" svg:x1="12.7cm" svg:y1="10.5cm" svg:x2="12.7cm" svg:y2="16.5cm">
          <text:p/>
        </draw:line>
        <draw:line draw:style-name="gr2" draw:text-style-name="P1" draw:layer="layout" svg:x1="13.5cm" svg:y1="10.5cm" svg:x2="13.5cm" svg:y2="16.5cm">
          <text:p/>
        </draw:line>
        <draw:line draw:style-name="gr2" draw:text-style-name="P1" draw:layer="layout" svg:x1="14.3cm" svg:y1="10.5cm" svg:x2="14.3cm" svg:y2="16.5cm">
          <text:p/>
        </draw:line>
        <draw:frame draw:style-name="gr3" draw:layer="layout" svg:width="4.261cm" svg:height="0.962cm" draw:transform="rotate (-1.57079632679579) translate (5.131cm 16.5cm)">
          <draw:text-box>
            <text:p>D7 – Pin PA9</text:p>
          </draw:text-box>
        </draw:frame>
        <draw:frame draw:style-name="gr3" draw:layer="layout" svg:width="4.613cm" svg:height="0.962cm" draw:transform="rotate (-1.57079632679579) translate (5.962cm 16.5cm)">
          <draw:text-box>
            <text:p>D6 – Pin PA19</text:p>
          </draw:text-box>
        </draw:frame>
        <draw:frame draw:style-name="gr3" draw:layer="layout" svg:width="4.261cm" svg:height="0.962cm" draw:transform="rotate (-1.57079632679579) translate (6.731cm 16.501cm)">
          <draw:text-box>
            <text:p>D5 – Pin PA8</text:p>
          </draw:text-box>
        </draw:frame>
        <draw:frame draw:style-name="gr3" draw:layer="layout" svg:width="4.613cm" svg:height="0.962cm" draw:transform="rotate (-1.57079632679579) translate (7.531cm 16.501cm)">
          <draw:text-box>
            <text:p>D4 – Pin PA16</text:p>
          </draw:text-box>
        </draw:frame>
        <draw:frame draw:style-name="gr3" draw:layer="layout" svg:width="4.261cm" svg:height="0.962cm" draw:transform="rotate (-1.57079632679579) translate (8.331cm 16.501cm)">
          <draw:text-box>
            <text:p>D3 – Pin PA7</text:p>
          </draw:text-box>
        </draw:frame>
        <draw:frame draw:style-name="gr3" draw:layer="layout" svg:width="4.613cm" svg:height="0.962cm" draw:transform="rotate (-1.57079632679579) translate (9.131cm 16.501cm)">
          <draw:text-box>
            <text:p>D2 – Pin PA15</text:p>
          </draw:text-box>
        </draw:frame>
        <draw:frame draw:style-name="gr3" draw:layer="layout" svg:width="4.261cm" svg:height="0.962cm" draw:transform="rotate (-1.57079632679579) translate (9.931cm 16.501cm)">
          <draw:text-box>
            <text:p>D1 – Pin PA6</text:p>
          </draw:text-box>
        </draw:frame>
        <draw:frame draw:style-name="gr3" draw:layer="layout" svg:width="4.613cm" svg:height="0.962cm" draw:transform="rotate (-1.57079632679579) translate (10.731cm 16.501cm)">
          <draw:text-box>
            <text:p>D0 – Pin PA21</text:p>
          </draw:text-box>
        </draw:frame>
        <draw:frame draw:style-name="gr3" draw:layer="layout" svg:width="4.79cm" svg:height="0.962cm" draw:transform="rotate (-1.57079632679579) translate (11.531cm 16.501cm)">
          <draw:text-box>
            <text:p>RDX – Pin PA4</text:p>
          </draw:text-box>
        </draw:frame>
        <draw:frame draw:style-name="gr3" draw:layer="layout" svg:width="5.286cm" svg:height="0.962cm" draw:transform="rotate (-1.57079632679579) translate (12.331cm 16.501cm)">
          <draw:text-box>
            <text:p>WRX – Pin PA18</text:p>
          </draw:text-box>
        </draw:frame>
        <draw:frame draw:style-name="gr3" draw:layer="layout" svg:width="5.108cm" svg:height="0.962cm" draw:transform="rotate (-1.57079632679579) translate (13.131cm 16.501cm)">
          <draw:text-box>
            <text:p>CSX – Pin PA22</text:p>
          </draw:text-box>
        </draw:frame>
        <draw:frame draw:style-name="gr3" draw:layer="layout" svg:width="5.531cm" svg:height="0.962cm" draw:transform="rotate (-1.57079632679579) translate (13.931cm 16.501cm)">
          <draw:text-box>
            <text:p>RESX – Pin PA23</text:p>
          </draw:text-box>
        </draw:frame>
        <draw:frame draw:style-name="gr3" draw:layer="layout" svg:width="5.32cm" svg:height="0.962cm" draw:transform="rotate (-1.57079632679579) translate (14.731cm 16.501cm)">
          <draw:text-box>
            <text:p>D/CX – Pin PA35</text:p>
          </draw:text-box>
        </draw:frame>
        <draw:line draw:style-name="gr2" draw:text-style-name="P1" draw:layer="layout" svg:x1="15.1cm" svg:y1="10.5cm" svg:x2="15.1cm" svg:y2="16.5cm">
          <text:p/>
        </draw:line>
        <draw:frame draw:style-name="gr3" draw:layer="layout" svg:width="4.617cm" svg:height="0.962cm" draw:transform="rotate (-1.57079632679579) translate (15.531cm 16.501cm)">
          <draw:text-box>
            <text:p>TE – Pin PA10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wolowik </meta:initial-creator>
    <meta:creation-date>2010-10-12T18:50:59</meta:creation-date>
    <dc:date>2010-10-12T19:24:54</dc:date>
    <dc:creator>mwolowik </dc:creator>
    <meta:editing-duration>PT00H02M29S</meta:editing-duration>
    <meta:editing-cycles>2</meta:editing-cycles>
    <meta:generator>OpenOffice.org/3.2$Linux OpenOffice.org_project/320m12$Build-9483</meta:generator>
    <meta:document-statistic meta:object-count="29"/>
  </office:meta>
</office:document-meta>
</file>